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0.534cm" table:align="left"/>
    </style:style>
    <style:style style:name="Table1.A" style:family="table-column">
      <style:table-column-properties style:column-width="4.02cm"/>
    </style:style>
    <style:style style:name="Table1.B" style:family="table-column">
      <style:table-column-properties style:column-width="3.053cm"/>
    </style:style>
    <style:style style:name="Table1.C" style:family="table-column">
      <style:table-column-properties style:column-width="3.461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️⃣ PITCH DECK – PROPERTYAI</text:p>
      <text:p text:style-name="Standard"/>
      <text:p text:style-name="Text_20_body"><text:span text:style-name="Strong_20_Emphasis">PropertyAI</text:span><text:line-break/><text:span text:style-name="Emphasis">India’s First Risk-Aware Property Decision Engine</text:span></text:p>
      <text:p text:style-name="Quotations">Helping Indians make their largest financial decision safely, rationally, and transparently.</text:p>
      <text:p text:style-name="Text_20_body"><text:span text:style-name="Strong_20_Emphasis">Founder:</text:span> Harit Dey<text:line-break/><text:span text:style-name="Strong_20_Emphasis">Market:</text:span> Indian Residential &amp; Land Real Estate<text:line-break/><text:span text:style-name="Strong_20_Emphasis">Stage:</text:span> MVP live, core engine built</text:p>
      <text:p text:style-name="Horizontal_20_Line"/>
      <text:h text:style-name="Heading_20_2" text:outline-level="2">Slide 2: The Problem</text:h>
      <text:p text:style-name="Text_20_body"><text:span text:style-name="Strong_20_Emphasis">Buying property in India is broken</text:span></text:p>
      <text:list text:style-name="L1">
        <text:list-item>
          <text:p text:style-name="P1">No reliable price discovery</text:p>
        </text:list-item>
        <text:list-item>
          <text:p text:style-name="P1">Hidden flood &amp; medical risks</text:p>
        </text:list-item>
        <text:list-item>
          <text:p text:style-name="P1">Brokers incentivized to sell, not advise</text:p>
        </text:list-item>
        <text:list-item>
          <text:p text:style-name="P1">Tier-2/3 cities completely misunderstood</text:p>
        </text:list-item>
        <text:list-item>
          <text:p text:style-name="P1">One bad decision = lifetime capital damage</text:p>
        </text:list-item>
      </text:list>
      <text:p text:style-name="Quotations">Indians spend <text:span text:style-name="Strong_20_Emphasis">60–80% of lifetime savings</text:span> on property — with almost zero decision intelligence.</text:p>
      <text:p text:style-name="Horizontal_20_Line"/>
      <text:h text:style-name="Heading_20_2" text:outline-level="2">Slide 3: Existing Solutions Fail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Platform</text:p>
            </table:table-cell>
            <table:table-cell table:style-name="Table1.A1" office:value-type="string">
              <text:p text:style-name="Table_20_Heading">What They Do</text:p>
            </table:table-cell>
            <table:table-cell table:style-name="Table1.A1" office:value-type="string">
              <text:p text:style-name="Table_20_Heading">What They Miss</text:p>
            </table:table-cell>
          </table:table-row>
        </table:table-header-rows>
        <table:table-row>
          <table:table-cell table:style-name="Table1.A1" office:value-type="string">
            <text:p text:style-name="Table_20_Contents">MagicBricks / 99acres</text:p>
          </table:table-cell>
          <table:table-cell table:style-name="Table1.A1" office:value-type="string">
            <text:p text:style-name="Table_20_Contents">Listings &amp; leads</text:p>
          </table:table-cell>
          <table:table-cell table:style-name="Table1.A1" office:value-type="string">
            <text:p text:style-name="Table_20_Contents">Buyer safety</text:p>
          </table:table-cell>
        </table:table-row>
        <table:table-row>
          <table:table-cell table:style-name="Table1.A1" office:value-type="string">
            <text:p text:style-name="Table_20_Contents">Brokers</text:p>
          </table:table-cell>
          <table:table-cell table:style-name="Table1.A1" office:value-type="string">
            <text:p text:style-name="Table_20_Contents">Push inventory</text:p>
          </table:table-cell>
          <table:table-cell table:style-name="Table1.A1" office:value-type="string">
            <text:p text:style-name="Table_20_Contents">Conflict of interest</text:p>
          </table:table-cell>
        </table:table-row>
        <table:table-row>
          <table:table-cell table:style-name="Table1.A1" office:value-type="string">
            <text:p text:style-name="Table_20_Contents">YouTube / forums</text:p>
          </table:table-cell>
          <table:table-cell table:style-name="Table1.A1" office:value-type="string">
            <text:p text:style-name="Table_20_Contents">Opinions</text:p>
          </table:table-cell>
          <table:table-cell table:style-name="Table1.A1" office:value-type="string">
            <text:p text:style-name="Table_20_Contents">No data</text:p>
          </table:table-cell>
        </table:table-row>
        <table:table-row>
          <table:table-cell table:style-name="Table1.A1" office:value-type="string">
            <text:p text:style-name="Table_20_Contents">Western tools</text:p>
          </table:table-cell>
          <table:table-cell table:style-name="Table1.A1" office:value-type="string">
            <text:p text:style-name="Table_20_Contents">AQI, walkability</text:p>
          </table:table-cell>
          <table:table-cell table:style-name="Table1.A1" office:value-type="string">
            <text:p text:style-name="Table_20_Contents">India reality</text:p>
          </table:table-cell>
        </table:table-row>
      </table:table>
      <text:p text:style-name="Quotations">No platform answers: <text:span text:style-name="Strong_20_Emphasis">“Should I actually buy this?”</text:span></text:p>
      <text:p text:style-name="Horizontal_20_Line"/>
      <text:h text:style-name="Heading_20_2" text:outline-level="2">Slide 4: The Solution</text:h>
      <text:h text:style-name="Heading_20_3" text:outline-level="3">PropertyAI = Decision Intelligence, not Listings</text:h>
      <text:p text:style-name="Text_20_body">We generate a <text:span text:style-name="Strong_20_Emphasis">buyer-grade decision memo</text:span> using:</text:p>
      <text:list text:style-name="L2">
        <text:list-item>
          <text:p text:style-name="P2">Pricing intelligence</text:p>
        </text:list-item>
        <text:list-item>
          <text:p text:style-name="P2">Hospital access</text:p>
        </text:list-item>
        <text:list-item>
          <text:p text:style-name="P2"><text:soft-page-break/>Flood &amp; elevation risk</text:p>
        </text:list-item>
        <text:list-item>
          <text:p text:style-name="P2">Air quality (India-realistic)</text:p>
        </text:list-item>
        <text:list-item>
          <text:p text:style-name="P2">School ecosystem</text:p>
        </text:list-item>
        <text:list-item>
          <text:p text:style-name="P2">Commute stress</text:p>
        </text:list-item>
        <text:list-item>
          <text:p text:style-name="P2">Region-aware AI reasoning</text:p>
        </text:list-item>
      </text:list>
      <text:p text:style-name="Text_20_body"><text:span text:style-name="Strong_20_Emphasis">Output:</text:span><text:line-break/>➡️ PROCEED / CAUTION / AVOID<text:line-break/>➡️ Clear reasons<text:line-break/>➡️ Negotiation conditions<text:line-break/>➡️ Buyer suitability profile</text:p>
      <text:p text:style-name="Text_20_body"/>
      <text:p text:style-name="Standard">Slide 5: How It Works (Simple) </text:p>
      <text:p text:style-name="Standard">User Input</text:p>
      <text:p text:style-name="Standard">↓</text:p>
      <text:p text:style-name="Standard">Location Intelligence</text:p>
      <text:p text:style-name="Standard">↓</text:p>
      <text:p text:style-name="Standard">Risk Signals (6 dimensions)</text:p>
      <text:p text:style-name="Standard">↓</text:p>
      <text:p text:style-name="Standard">India-aware scoring</text:p>
      <text:p text:style-name="Standard">↓</text:p>
      <text:p text:style-name="Standard">AI reasoning (guardrailed)</text:p>
      <text:p text:style-name="Standard">↓</text:p>
      <text:p text:style-name="Standard">Actionable decision report</text:p>
      <text:p text:style-name="Standard"/>
      <text:p text:style-name="Text_20_body">No hallucinations.<text:line-break/>No sales bias.<text:line-break/>No fear-mongering.</text:p>
      <text:h text:style-name="Heading_20_2" text:outline-level="2">Slide 6: Why This Is Different (Moat)</text:h>
      <text:h text:style-name="Heading_20_3" text:outline-level="3">1️⃣ India-First Logic</text:h>
      <text:list text:style-name="L3">
        <text:list-item>
          <text:p text:style-name="P3">Tier-based expectations</text:p>
        </text:list-item>
        <text:list-item>
          <text:p text:style-name="P3">Realistic AQI interpretation</text:p>
        </text:list-item>
        <text:list-item>
          <text:p text:style-name="P3">Infrastructure-aware scoring</text:p>
        </text:list-item>
      </text:list>
      <text:h text:style-name="Heading_20_3" text:outline-level="3">2️⃣ Guardrailed AI</text:h>
      <text:list text:style-name="L4">
        <text:list-item>
          <text:p text:style-name="P4">AI cannot override numeric risk</text:p>
        </text:list-item>
        <text:list-item>
          <text:p text:style-name="P4">No exaggerated conclusions</text:p>
        </text:list-item>
      </text:list>
      <text:h text:style-name="Heading_20_3" text:outline-level="3">3️⃣ Buyer Safety &gt; Transactions</text:h>
      <text:list text:style-name="L5">
        <text:list-item>
          <text:p text:style-name="P5">We don’t sell inventory</text:p>
        </text:list-item>
        <text:list-item>
          <text:p text:style-name="P5"><text:soft-page-break/>We protect capital</text:p>
        </text:list-item>
      </text:list>
      <text:p text:style-name="Horizontal_20_Line"/>
      <text:h text:style-name="Heading_20_2" text:outline-level="2">Slide 7: Live Output Example</text:h>
      <text:p text:style-name="Text_20_body"><text:span text:style-name="Strong_20_Emphasis">Decision:</text:span> CAUTION<text:line-break/><text:span text:style-name="Strong_20_Emphasis">Confidence:</text:span> 0.58</text:p>
      <text:p text:style-name="Text_20_body"><text:span text:style-name="Strong_20_Emphasis">Primary Risks</text:span></text:p>
      <text:list text:style-name="L6">
        <text:list-item>
          <text:p text:style-name="P6">Overvaluation in Tier-2 market</text:p>
        </text:list-item>
        <text:list-item>
          <text:p text:style-name="P6">45-minute hospital access</text:p>
        </text:list-item>
        <text:list-item>
          <text:p text:style-name="P6">Thin resale liquidity</text:p>
        </text:list-item>
      </text:list>
      <text:p text:style-name="Text_20_body"><text:span text:style-name="Strong_20_Emphasis">Buy Conditions</text:span></text:p>
      <text:list text:style-name="L7">
        <text:list-item>
          <text:p text:style-name="P7">15–20% price correction</text:p>
        </text:list-item>
        <text:list-item>
          <text:p text:style-name="P7">Medical access verification</text:p>
        </text:list-item>
      </text:list>
      <text:p text:style-name="Text_20_body"><text:span text:style-name="Strong_20_Emphasis">Suitable For</text:span></text:p>
      <text:list text:style-name="L8">
        <text:list-item>
          <text:p text:style-name="P8">Families prioritizing schools</text:p>
        </text:list-item>
      </text:list>
      <text:p text:style-name="Text_20_body"><text:span text:style-name="Strong_20_Emphasis">Avoid If</text:span></text:p>
      <text:list text:style-name="L9">
        <text:list-item>
          <text:p text:style-name="P9">Elderly buyers</text:p>
        </text:list-item>
        <text:list-item>
          <text:p text:style-name="P9">Short-term investors</text:p>
        </text:list-item>
      </text:list>
      <text:p text:style-name="Quotations">This is what brokers never tell you.</text:p>
      <text:p text:style-name="Horizontal_20_Line"/>
      <text:h text:style-name="Heading_20_2" text:outline-level="2">Slide 8: Market Opportunity</text:h>
      <text:list text:style-name="L10">
        <text:list-item>
          <text:p text:style-name="P10">🇮🇳 India residential real estate: <text:span text:style-name="Strong_20_Emphasis">$300B+ annually</text:span></text:p>
        </text:list-item>
        <text:list-item>
          <text:p text:style-name="P10">~25M property transactions/year</text:p>
        </text:list-item>
        <text:list-item>
          <text:p text:style-name="P10">Zero buyer-centric intelligence platforms</text:p>
        </text:list-item>
      </text:list>
      <text:p text:style-name="Text_20_body">Even <text:span text:style-name="Strong_20_Emphasis">1% adoption = massive scale</text:span></text:p>
      <text:p text:style-name="Horizontal_20_Line"/>
      <text:h text:style-name="Heading_20_2" text:outline-level="2">Slide 9: Monetisation (Overview)</text:h>
      <text:p text:style-name="Text_20_body">We monetize <text:span text:style-name="Strong_20_Emphasis">decisions</text:span>, not clicks.</text:p>
      <text:list text:style-name="L11">
        <text:list-item>
          <text:p text:style-name="P11">Consumers pay for clarity</text:p>
        </text:list-item>
        <text:list-item>
          <text:p text:style-name="P11">Institutions pay for risk reduction</text:p>
        </text:list-item>
        <text:list-item>
          <text:p text:style-name="P11">Developers pay for diagnostics</text:p>
        </text:list-item>
      </text:list>
      <text:p text:style-name="Text_20_body"><text:soft-page-break/>(Details on later slide)</text:p>
      <text:p text:style-name="Horizontal_20_Line"/>
      <text:h text:style-name="Heading_20_2" text:outline-level="2">Slide 10: Traction (Current)</text:h>
      <text:list text:style-name="L12">
        <text:list-item>
          <text:p text:style-name="P12">Core engine built</text:p>
        </text:list-item>
        <text:list-item>
          <text:p text:style-name="P12">Multi-signal system live</text:p>
        </text:list-item>
        <text:list-item>
          <text:p text:style-name="P12">Realistic outputs validated on Tier-2/3 cities</text:p>
        </text:list-item>
        <text:list-item>
          <text:p text:style-name="P12">Ready for beta users</text:p>
        </text:list-item>
      </text:list>
      <text:p text:style-name="Horizontal_20_Line"/>
      <text:h text:style-name="Heading_20_2" text:outline-level="2">Slide 11: Vision</text:h>
      <text:p text:style-name="Quotations">“PropertyAI becomes the default <text:span text:style-name="Strong_20_Emphasis">pre-purchase check</text:span> before any Indian buys land or a home.”</text:p>
      <text:p text:style-name="Text_20_body">Long-term:</text:p>
      <text:list text:style-name="L13">
        <text:list-item>
          <text:p text:style-name="P13">Bank underwriting</text:p>
        </text:list-item>
        <text:list-item>
          <text:p text:style-name="P13">Builder diagnostics</text:p>
        </text:list-item>
        <text:list-item>
          <text:p text:style-name="P13">Government risk mapping</text:p>
        </text:list-item>
        <text:list-item>
          <text:p text:style-name="P13">Property safety scores</text:p>
        </text:list-item>
      </text:list>
      <text:p text:style-name="Horizontal_20_Line"/>
      <text:h text:style-name="Heading_20_2" text:outline-level="2">Slide 12: Ask</text:h>
      <text:p text:style-name="Text_20_body"><text:span text:style-name="Strong_20_Emphasis">Raising:</text:span> Pre-seed / Seed<text:line-break/><text:span text:style-name="Strong_20_Emphasis">Use of funds:</text:span></text:p>
      <text:list text:style-name="L14">
        <text:list-item>
          <text:p text:style-name="P14">Data partnerships</text:p>
        </text:list-item>
        <text:list-item>
          <text:p text:style-name="P14">UI &amp; mobile app</text:p>
        </text:list-item>
        <text:list-item>
          <text:p text:style-name="P14">Pilot with banks / NBFCs</text:p>
        </text:list-item>
        <text:list-item>
          <text:p text:style-name="P14">Regulatory-safe expansion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6T21:57:11.410941300</meta:creation-date>
    <dc:date>2026-01-26T21:58:21.761649900</dc:date>
    <meta:editing-duration>PT1M10S</meta:editing-duration>
    <meta:editing-cycles>1</meta:editing-cycles>
    <meta:generator>LibreOffice/25.8.4.2$Windows_X86_64 LibreOffice_project/290daaa01b999472f0c7a3890eb6a550fd74c6df</meta:generator>
    <meta:print-date>2026-01-26T21:58:55.219769400</meta:print-date>
    <meta:printed-by>PDF files</meta:printed-by>
    <meta:document-statistic meta:table-count="1" meta:image-count="0" meta:object-count="0" meta:page-count="4" meta:paragraph-count="108" meta:word-count="474" meta:character-count="2937" meta:non-whitespace-character-count="2615"/>
  </office:meta>
</office:document-meta>
</file>